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66ff66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6666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00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" draw:marker-end-width="0.5cm" svg:stroke-opacity="45%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  <style:text-properties style:font-name="Ubuntu" fo:font-size="32pt" fo:font-weight="bold" style:font-size-asian="32pt" style:font-size-complex="32pt"/>
    </style:style>
    <style:style style:name="P2" style:family="paragraph">
      <style:paragraph-properties fo:text-align="center"/>
      <style:text-properties style:font-name="Ubuntu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style:font-name="Ubuntu" fo:font-size="32pt" fo:font-weight="bold"/>
    </style:style>
    <style:style style:name="P4" style:family="paragraph">
      <loext:graphic-properties draw:fill-color="#66ff66"/>
      <style:paragraph-properties fo:text-align="center"/>
      <style:text-properties style:font-name="Ubuntu" fo:font-size="32pt" fo:font-weight="bold"/>
    </style:style>
    <style:style style:name="P5" style:family="paragraph">
      <loext:graphic-properties draw:fill-color="#ff6666"/>
      <style:paragraph-properties fo:text-align="center"/>
      <style:text-properties style:font-name="Ubuntu" fo:font-size="32pt" fo:font-weight="bold"/>
    </style:style>
    <style:style style:name="P6" style:family="paragraph">
      <loext:graphic-properties draw:fill-color="#ffff00"/>
      <style:paragraph-properties fo:text-align="center"/>
      <style:text-properties style:font-name="Ubuntu" fo:font-size="32pt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cm" svg:height="2cm" svg:x="3cm" svg:y="5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cm" svg:height="2cm" svg:x="5cm" svg:y="5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cm" svg:height="2cm" svg:x="7cm" svg:y="5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cm" svg:height="2cm" svg:x="9cm" svg:y="5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cm" svg:height="2cm" svg:x="3cm" svg:y="7cm">
            <text:p text:style-name="P3">8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cm" svg:height="2cm" svg:x="5cm" svg:y="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cm" svg:height="2cm" svg:x="7cm" svg:y="7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cm" svg:height="2cm" svg:x="9cm" svg:y="7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cm" svg:height="2cm" svg:x="3cm" svg:y="9cm">
            <text:p text:style-name="P3">5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cm" svg:height="2cm" svg:x="5cm" svg:y="9cm">
            <text:p text:style-name="P3">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2cm" svg:x="7cm" svg:y="9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2cm" svg:x="9cm" svg:y="9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cm" svg:height="2cm" svg:x="3cm" svg:y="11cm">
            <text:p text:style-name="P3">10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cm" svg:height="2cm" svg:x="5cm" svg:y="11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2cm" svg:x="7cm" svg:y="11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2cm" svg:x="9cm" svg:y="11cm">
            <text:p text:style-name="P3">9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layout" svg:width="2cm" svg:height="2cm" svg:x="14.6cm" svg:y="7cm">
            <text:p text:style-name="P3">8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cm" svg:height="2cm" svg:x="16.6cm" svg:y="7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2cm" svg:x="16.6cm" svg:y="9cm">
            <text:p text:style-name="P3">9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cm" svg:height="2cm" svg:x="14.6cm" svg:y="9cm">
            <text:p text:style-name="P3">10</text:p>
            <draw:enhanced-geometry svg:viewBox="0 0 21600 21600" draw:type="rectangle" draw:enhanced-path="M 0 0 L 21600 0 21600 21600 0 21600 0 0 Z N"/>
          </draw:custom-shape>
        </draw:g>
        <draw:line draw:style-name="gr5" draw:text-style-name="P7" draw:layer="layout" svg:x1="4.6cm" svg:y1="8cm" svg:x2="15.09cm" svg:y2="8cm">
          <text:p/>
        </draw:line>
        <draw:line draw:style-name="gr5" draw:text-style-name="P7" draw:layer="layout" svg:x1="10.5cm" svg:y1="6.2cm" svg:x2="17.1cm" svg:y2="7.9cm">
          <text:p/>
        </draw:line>
        <draw:line draw:style-name="gr5" draw:text-style-name="P7" draw:layer="layout" svg:x1="4.7cm" svg:y1="12.1cm" svg:x2="14.9cm" svg:y2="10.1cm">
          <text:p/>
        </draw:line>
        <draw:line draw:style-name="gr5" draw:text-style-name="P7" draw:layer="layout" svg:x1="10.6cm" svg:y1="11.9cm" svg:x2="17cm" svg:y2="10.1cm">
          <text:p/>
        </draw:line>
        <draw:frame draw:style-name="gr6" draw:text-style-name="P9" draw:layer="layout" svg:width="3.1cm" svg:height="1cm" svg:x="5.45cm" svg:y="3.8cm">
          <draw:text-box>
            <text:p text:style-name="P8">Input</text:p>
          </draw:text-box>
        </draw:frame>
        <draw:frame draw:style-name="gr6" draw:text-style-name="P9" draw:layer="layout" svg:width="3.1cm" svg:height="1cm" svg:x="15.05cm" svg:y="5.9cm">
          <draw:text-box>
            <text:p text:style-name="P8"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8T15:10:50.112076465</meta:creation-date>
    <dc:date>2017-06-18T15:22:35.033558413</dc:date>
    <meta:editing-duration>PT11M13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